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face style:name="Tahoma" svg:font-family="Tahoma" style:font-family-generic="system" style:font-pitch="variable"/>
    <style:font-face style:name="VictorMono Nerd Font" svg:font-family="'VictorMono Nerd Font'" style:font-family-generic="roman" style:font-pitch="variable"/>
    <style:font-face style:name="VictorMono Nerd Font Mono" svg:font-family="'VictorMono Nerd Font Mono'" style:font-pitch="fixed"/>
  </office:font-face-decls>
  <office:automatic-styles>
    <style:style style:name="P1" style:family="paragraph" style:parent-style-name="Standard">
      <style:text-properties style:font-name="VictorMono Nerd Font Mono"/>
    </style:style>
    <style:style style:name="P2" style:family="paragraph" style:parent-style-name="Header">
      <style:text-properties fo:font-weight="bold" style:font-weight-asian="bold" style:font-weight-complex="bold"/>
    </style:style>
    <style:style style:name="P3" style:family="paragraph" style:parent-style-name="Standard">
      <style:text-properties style:font-name="Calibri Light" fo:font-size="10.5pt" style:font-size-asian="10.5pt" style:font-name-complex="Calibri Light1" style:font-size-complex="10.5pt"/>
    </style:style>
    <style:style style:name="P4" style:family="paragraph" style:parent-style-name="Standard">
      <style:paragraph-properties>
        <style:tab-stops>
          <style:tab-stop style:position="5.9374in"/>
        </style:tab-stops>
      </style:paragraph-properties>
      <style:text-properties style:font-name="Calibri Light" fo:font-size="10.5pt" fo:font-style="italic" style:font-size-asian="10.5pt" style:font-style-asian="italic" style:font-name-complex="Calibri Light1" style:font-size-complex="10.5pt" style:font-style-complex="italic"/>
    </style:style>
    <style:style style:name="P5" style:family="paragraph" style:parent-style-name="Standard">
      <style:paragraph-properties>
        <style:tab-stops>
          <style:tab-stop style:position="5.9374in"/>
        </style:tab-stops>
      </style:paragraph-properties>
      <style:text-properties style:font-name="Calibri Light" fo:font-size="9pt" fo:font-style="italic" style:font-size-asian="9pt" style:font-style-asian="italic" style:font-name-complex="Calibri Light1" style:font-size-complex="9pt" style:font-style-complex="italic"/>
    </style:style>
    <style:style style:name="P6" style:family="paragraph" style:parent-style-name="Standard">
      <style:paragraph-properties fo:margin-top="0in" fo:margin-bottom="0.0437in" style:contextual-spacing="false">
        <style:tab-stops>
          <style:tab-stop style:position="5.9374in"/>
        </style:tab-stops>
      </style:paragraph-properties>
    </style:style>
    <style:style style:name="P7" style:family="paragraph" style:parent-style-name="Standard">
      <style:paragraph-properties>
        <style:tab-stops>
          <style:tab-stop style:position="5.9374in"/>
        </style:tab-stops>
      </style:paragraph-properties>
      <style:text-properties fo:font-size="10.5pt" style:font-size-asian="10.5pt" style:font-name-complex="Calibri1" style:font-size-complex="10.5pt"/>
    </style:style>
    <style:style style:name="P8" style:family="paragraph" style:parent-style-name="Standard">
      <style:paragraph-properties>
        <style:tab-stops>
          <style:tab-stop style:position="5.9374in"/>
        </style:tab-stops>
      </style:paragraph-properties>
      <style:text-properties fo:font-size="10.5pt" fo:font-weight="bold" style:font-size-asian="10.5pt" style:font-weight-asian="bold" style:font-name-complex="Calibri1" style:font-size-complex="10.5pt" style:font-weight-complex="bold"/>
    </style:style>
    <style:style style:name="P9" style:family="paragraph" style:parent-style-name="Frame_20_contents">
      <style:paragraph-properties fo:text-align="end" style:justify-single-word="false"/>
    </style:style>
    <style:style style:name="P10" style:family="paragraph" style:parent-style-name="Standard">
      <style:paragraph-properties fo:margin-top="0in" fo:margin-bottom="0.0835in" style:contextual-spacing="false"/>
      <style:text-properties style:font-name="VictorMono Nerd Font Mono" fo:font-style="italic" fo:font-weight="bold" style:font-style-asian="italic" style:font-weight-asian="bold" style:font-name-complex="Calibri Light1" style:font-style-complex="italic" style:font-weight-complex="bold"/>
    </style:style>
    <style:style style:name="P11" style:family="paragraph" style:parent-style-name="Standard" style:master-page-name="First_20_Page">
      <style:paragraph-properties fo:line-height="100%" style:page-number="auto"/>
      <style:text-properties style:font-name="Calibri Light" fo:font-size="10.5pt" style:font-size-asian="10.5pt" style:font-name-complex="Calibri Light1" style:font-size-complex="10.5pt"/>
    </style:style>
    <style:style style:name="P12" style:family="paragraph" style:parent-style-name="Standard">
      <style:paragraph-properties>
        <style:tab-stops>
          <style:tab-stop style:position="5.9374in"/>
        </style:tab-stops>
      </style:paragraph-properties>
      <style:text-properties style:font-name="Calibri Light" fo:font-size="10.5pt" style:font-size-asian="10.5pt" style:font-name-complex="Calibri Light1" style:font-size-complex="10.5pt"/>
    </style:style>
    <style:style style:name="P13" style:family="paragraph" style:parent-style-name="Standard" style:list-style-name="WWNum5">
      <style:paragraph-properties>
        <style:tab-stops>
          <style:tab-stop style:position="5.9374in"/>
        </style:tab-stops>
      </style:paragraph-properties>
      <style:text-properties style:font-name="Calibri Light" fo:font-size="10.5pt" style:font-size-asian="10.5pt" style:font-name-complex="Calibri Light1" style:font-size-complex="10.5pt"/>
    </style:style>
    <style:style style:name="P14" style:family="paragraph" style:parent-style-name="Standard" style:list-style-name="WWNum6">
      <style:paragraph-properties>
        <style:tab-stops>
          <style:tab-stop style:position="5.9374in"/>
        </style:tab-stops>
      </style:paragraph-properties>
      <style:text-properties style:font-name="Calibri Light" fo:font-size="10.5pt" style:font-size-asian="10.5pt" style:font-name-complex="Calibri Light1" style:font-size-complex="10.5pt"/>
    </style:style>
    <style:style style:name="P15" style:family="paragraph" style:parent-style-name="Standard">
      <style:paragraph-properties fo:margin-top="0in" fo:margin-bottom="0.0437in" style:contextual-spacing="false">
        <style:tab-stops>
          <style:tab-stop style:position="5.9374in"/>
        </style:tab-stops>
      </style:paragraph-properties>
    </style:style>
    <style:style style:name="P16" style:family="paragraph" style:parent-style-name="Standard">
      <style:paragraph-properties>
        <style:tab-stops>
          <style:tab-stop style:position="5.9374in"/>
        </style:tab-stops>
      </style:paragraph-properties>
    </style:style>
    <style:style style:name="P17" style:family="paragraph" style:parent-style-name="Standard" style:list-style-name="WWNum7">
      <style:paragraph-properties>
        <style:tab-stops>
          <style:tab-stop style:position="5.9374in"/>
        </style:tab-stops>
      </style:paragraph-properties>
    </style:style>
    <style:style style:name="P18" style:family="paragraph" style:parent-style-name="Standard">
      <style:paragraph-properties>
        <style:tab-stops>
          <style:tab-stop style:position="0.5in"/>
          <style:tab-stop style:position="5.9374in"/>
        </style:tab-stops>
      </style:paragraph-properties>
    </style:style>
    <style:style style:name="P19" style:family="paragraph" style:parent-style-name="Standard">
      <style:paragraph-properties fo:margin-top="0in" fo:margin-bottom="0.0835in" style:contextual-spacing="false">
        <style:tab-stops>
          <style:tab-stop style:position="3.5in"/>
        </style:tab-stops>
      </style:paragraph-properties>
    </style:style>
    <style:style style:name="P20" style:family="paragraph" style:parent-style-name="Standard">
      <style:paragraph-properties>
        <style:tab-stops>
          <style:tab-stop style:position="3.5in"/>
          <style:tab-stop style:position="5.9374in"/>
        </style:tab-stops>
      </style:paragraph-properties>
    </style:style>
    <style:style style:name="P21" style:family="paragraph">
      <loext:graphic-properties draw:fill="solid" draw:fill-color="#ffffff"/>
      <style:paragraph-properties fo:text-align="start"/>
      <style:text-properties fo:font-size="18pt"/>
    </style:style>
    <style:style style:name="T1" style:family="text">
      <style:text-properties style:font-name="Calibri Light" fo:font-size="9pt" fo:font-weight="bold" style:font-size-asian="9pt" style:font-weight-asian="bold" style:font-name-complex="Calibri Light1" style:font-size-complex="9pt" style:font-weight-complex="bold"/>
    </style:style>
    <style:style style:name="T2" style:family="text">
      <style:text-properties style:font-name="Calibri Light" fo:font-size="9pt" style:font-size-asian="9pt" style:font-name-complex="Calibri Light1" style:font-size-complex="9pt"/>
    </style:style>
    <style:style style:name="T3" style:family="text">
      <style:text-properties style:font-name="Calibri Light" fo:font-size="9pt" fo:font-style="italic" style:font-size-asian="9pt" style:font-style-asian="italic" style:font-name-complex="Calibri Light1" style:font-size-complex="9pt" style:font-style-complex="italic"/>
    </style:style>
    <style:style style:name="T4" style:family="text">
      <style:text-properties style:font-name="Calibri Light" fo:font-size="11pt" style:font-size-asian="11pt" style:font-name-complex="Calibri Light1" style:font-size-complex="11pt"/>
    </style:style>
    <style:style style:name="T5" style:family="text">
      <style:text-properties style:font-name="Calibri Light" fo:font-size="11pt" fo:font-style="italic" fo:font-weight="bold" style:font-size-asian="11pt" style:font-style-asian="italic" style:font-weight-asian="bold" style:font-name-complex="Calibri Light1" style:font-size-complex="11pt" style:font-style-complex="italic" style:font-weight-complex="bold"/>
    </style:style>
    <style:style style:name="T6" style:family="text">
      <style:text-properties style:font-name="Calibri Light" fo:font-size="10.5pt" style:font-size-asian="10.5pt" style:font-name-complex="Calibri Light1" style:font-size-complex="10.5pt"/>
    </style:style>
    <style:style style:name="T7" style:family="text">
      <style:text-properties style:font-name="Calibri Light" fo:font-size="10.5pt" fo:font-style="italic" style:font-size-asian="10.5pt" style:font-style-asian="italic" style:font-name-complex="Calibri Light1" style:font-size-complex="10.5pt" style:font-style-complex="italic"/>
    </style:style>
    <style:style style:name="T8" style:family="text">
      <style:text-properties style:font-name="Calibri Light" fo:font-size="10.5pt" fo:font-weight="bold" style:font-size-asian="10.5pt" style:font-weight-asian="bold" style:font-name-complex="Calibri Light1" style:font-size-complex="10.5pt" style:font-weight-complex="bold"/>
    </style:style>
    <style:style style:name="T9" style:family="text">
      <style:text-properties fo:font-size="48pt" fo:font-style="italic" fo:font-weight="bold" style:font-size-asian="48pt" style:font-style-asian="italic" style:font-weight-asian="bold" style:font-size-complex="48pt" style:font-style-complex="italic" style:font-weight-complex="bold"/>
    </style:style>
    <style:style style:name="T10" style:family="text">
      <style:text-properties style:font-name="VictorMono Nerd Font" fo:font-style="italic" fo:font-weight="bold" style:font-style-asian="italic" style:font-weight-asian="bold" style:font-name-complex="Calibri Light1" style:font-style-complex="italic" style:font-weight-complex="bold"/>
    </style:style>
    <style:style style:name="T11" style:family="text">
      <style:text-properties style:font-name="VictorMono Nerd Font Mono" fo:font-style="italic" fo:font-weight="bold" style:font-style-asian="italic" style:font-weight-asian="bold" style:font-name-complex="Calibri Light1" style:font-style-complex="italic" style:font-weight-complex="bold"/>
    </style:style>
    <style:style style:name="gr1" style:family="graphic" style:parent-style-name="Frame">
      <style:graphic-properties draw:stroke="none" svg:stroke-width="0.0071in" draw:fill="solid" draw:fill-color="#ffffff" loext:fill-theme-color="lt1" draw:textarea-vertical-align="top" draw:auto-grow-height="false" fo:min-height="1.2016in" fo:min-width="2.1984in" fo:padding-top="0.05in" fo:padding-bottom="0.05in" fo:padding-left="0.1in" fo:padding-right="0.1in" fo:wrap-option="wrap" fo:margin-left="0in" fo:margin-right="0.0047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 software engineer with eight years of experience creating applications for web, mobile, and desktop. Currently focused on SwiftUI and React Native, but with an extensive background in React and a proven ability to pick up new tools quickly and safely. Values mentorship and communication, which empower teammates and foster a collaborative and supportive environment. Enjoys vetting new technologies and creating proofs-of-concept.</text:p>
      <text:p text:style-name="P3"/>
      <text:p text:style-name="P10">Recent Experience</text:p>
      <text:p text:style-name="P6"><text:span text:style-name="T5">Daugherty Business Solutions, Minneapolis, MN</text:span><text:span text:style-name="T7"> <text:s/>Consultant &amp; Software Engineer</text:span><text:span text:style-name="T6"><text:tab/> <text:s text:c="9"/>Nov 2020 — Present</text:span><text:span text:style-name="T7"/></text:p>
      <text:p text:style-name="P12">Filled roles ranging from software engineer to technical lead at three clients — Express Scripts, Best Buy, and Cox Communications.</text:p>
      <text:list xml:id="list446629640" text:style-name="WWNum5">
        <text:list-item>
          <text:p text:style-name="P13">Led a team of iOS engineers at Cox Communications. Reworked the role of iOS technical lead to be less of a bottleneck, teaching my team how to build the application and persuading management to let everyone help with pull requests and code reviews.</text:p>
        </text:list-item>
        <text:list-item>
          <text:p text:style-name="P13">Built the initial proof-of-concept for Cox’s interactive “Proactive &amp; Preventative” system. Demonstrated the power of SwiftUI animations to the lead architect, demonstrating that it was easy to simulate screen transitions.</text:p>
        </text:list-item>
        <text:list-item>
          <text:p text:style-name="P13">Improved the Google Lighthouse score of Best Buy’s CMS for store managers from 55 to 95, primarily through route-based chunking and import refactoring. The initial page load on mobile shrunk from three seconds to less than one.</text:p>
        </text:list-item>
        <text:list-item>
          <text:p text:style-name="P13">Defined my Best Buy team’s standards and set up Jenkins pipelines to enforce them. Pair programmed with junior developers and taught them about everything from branch management to recursion.</text:p>
        </text:list-item>
      </text:list>
      <text:p text:style-name="P18"><text:span text:style-name="T3">Relevant tech: Swift, SwiftUI, React, Redux, TypeScript, HTML, CSS, GraphQL, UIKit, AWS, Jenkins, Objective-C, Java, Spring, SQL</text:span><text:span text:style-name="T6"/></text:p>
      <text:p text:style-name="P7"/>
      <text:p text:style-name="P6"><text:span text:style-name="T5">Minnesota Public Radio, Saint Paul, MN</text:span><text:span text:style-name="T7"> <text:s/>Web Developer</text:span><text:span text:style-name="T6"><text:tab/> <text:s text:c="6"/>Aug 2018 — Nov 2020</text:span><text:span text:style-name="T7"/></text:p>
      <text:p text:style-name="P12">Created new websites and applications for American Public Media while maintaining the old ones.</text:p>
      <text:list xml:id="list164932543902810" text:continue-numbering="true" text:style-name="WWNum5">
        <text:list-item>
          <text:p text:style-name="P13">Proposed that we use Next.js for our rebuild of MPR News when we ran into trouble getting React 16.x to play nice with server-side rendering. Built a vertical slice of our website in the next 48 hours that got all stakeholders on board.</text:p>
        </text:list-item>
        <text:list-item>
          <text:p text:style-name="P13">Reworked APM Reports to pass all of Google’s AMP requirements, increasing traffic on their breaking stories threefold.</text:p>
        </text:list-item>
      </text:list>
      <text:list text:style-name="WWNum6">
        <text:list-item>
          <text:p text:style-name="P14">Architected the first version of YourClassical for iOS, Android, and web built with React Native. Presented it to the whole technology division.</text:p>
        </text:list-item>
      </text:list>
      <text:p text:style-name="P16"><text:span text:style-name="T3">Relevant tech: React, JavaScript, TypeScript, Node.js, Next.js, HTML, CSS, React Native, Ruby on Rails, GraphQL, PHP</text:span><text:span text:style-name="T6"/></text:p>
      <text:p text:style-name="P4"/>
      <text:p text:style-name="P6"><text:span text:style-name="T5">Design Center Inc., Saint Paul, MN</text:span><text:span text:style-name="T7"> <text:s/>Associate Software Developer</text:span><text:span text:style-name="T6"><text:tab/> <text:s text:c="6"/>Feb 2017 — Aug 2018</text:span></text:p>
      <text:p text:style-name="P16"><text:span text:style-name="T6">Developed applications for iOS, web, and Windows, ranging from large agile projects with a team to small solo projects.</text:span><text:span text:style-name="T6"/></text:p>
      <text:list text:style-name="WWNum7">
        <text:list-item>
          <text:p text:style-name="P17"><text:span text:style-name="T6">Wrote the company’s frontend web standards.</text:span><text:span text:style-name="T6"/></text:p>
        </text:list-item>
        <text:list-item>
          <text:p text:style-name="P17"><text:span text:style-name="T6">Taught the designers how to write solid enough HTML and CSS, as well as how to use VS Code. Stressed to the owner that frontend web development is truly software development and cannot simply be offloaded onto designers.</text:span><text:span text:style-name="T6"/></text:p>
        </text:list-item>
        <text:list-item>
          <text:p text:style-name="P17"><text:span text:style-name="T6">Learned to develop on new platforms in a couple of weeks multiple times, ranging from iOS to Windows to Xamarin.</text:span><text:span text:style-name="T6"/></text:p>
        </text:list-item>
      </text:list>
      <text:p text:style-name="P16"><text:span text:style-name="T3">Relevant tech: Objective-C, UIKit, Swift, C#, Xamarin, JavaScript, HTML, CSS</text:span><text:span text:style-name="T3"/></text:p>
      <text:p text:style-name="P5"/>
      <text:p text:style-name="P10">Skills</text:p>
      <text:p text:style-name="P16"><text:span text:style-name="T8">Mobile:</text:span><text:span text:style-name="T6"> Swift, SwiftUI, React Native, Objective-C, UIKit, Xamarin, C#</text:span><text:span text:style-name="T6"/></text:p>
      <text:p text:style-name="P16"><text:span text:style-name="T8">Frontend: </text:span><text:span text:style-name="T6">JavaScript, TypeScript, React, Redux, HTML, CSS, TailwindCSS, Svelte, Vue</text:span><text:span text:style-name="T6"/></text:p>
      <text:p text:style-name="P16"><text:span text:style-name="T8">Backend: </text:span><text:span text:style-name="T6">Node.js, Java Spring, Ruby on Rails</text:span><text:span text:style-name="T8">, </text:span><text:span text:style-name="T6">GraphQL, SQL, Go, Rust, Elixir</text:span><text:span text:style-name="T6"/></text:p>
      <text:p text:style-name="P16"><text:span text:style-name="T8">Competencies: </text:span><text:span text:style-name="T6">Technical Communication, Team Leadership, Application Architecture, Continuous Integration, Agile Practices</text:span><text:span text:style-name="T6"/></text:p>
      <text:p text:style-name="P8"/>
      <text:p text:style-name="P19"><text:span text:style-name="T11">Education</text:span><text:span text:style-name="T10"><text:tab/>Certificates</text:span><text:span text:style-name="T10"/></text:p>
      <text:p text:style-name="P20"><text:span text:style-name="T8">University of Minnesota — Twin Cities (2015)<text:tab/>AWS Certified Cloud Practitioner</text:span><text:span text:style-name="T8"/></text:p>
      <text:p text:style-name="P20"><text:span text:style-name="T7">B.A. Computer Science<text:tab/>Earned: Jan 2022</text:span><text:span text:style-name="T7"/></text:p>
      <text:p text:style-name="P20"><text:span text:style-name="T7">B.A. Journalism<text:tab/>Expires: Jan 2025</text:span><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face style:name="Tahoma" svg:font-family="Tahoma" style:font-family-generic="system" style:font-pitch="variable"/>
    <style:font-face style:name="VictorMono Nerd Font" svg:font-family="'VictorMono Nerd Font'" style:font-family-generic="roman" style:font-pitch="variable"/>
    <style:font-face style:name="VictorMono Nerd Font Mono" svg:font-family="'VictorMono Nerd Fon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color="#000000" loext:opacity="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VictorMono Nerd Font Mono"/>
    </style:style>
    <style:style style:name="MP2" style:family="paragraph" style:parent-style-name="Frame_20_contents">
      <style:paragraph-properties fo:text-align="end" style:justify-single-word="false"/>
    </style:style>
    <style:style style:name="MP3" style:family="paragraph">
      <loext:graphic-properties draw:fill="solid" draw:fill-color="#ffffff"/>
      <style:paragraph-properties fo:text-align="start"/>
      <style:text-properties fo:font-size="18pt"/>
    </style:style>
    <style:style style:name="MP4" style:family="paragraph" style:parent-style-name="Header">
      <style:text-properties fo:font-weight="bold" style:font-weight-asian="bold" style:font-weight-complex="bold"/>
    </style:style>
    <style:style style:name="MT1" style:family="text">
      <style:text-properties style:font-name="Calibri Light" fo:font-size="9pt" fo:font-weight="bold" style:font-size-asian="9pt" style:font-weight-asian="bold" style:font-name-complex="Calibri Light1" style:font-size-complex="9pt" style:font-weight-complex="bold"/>
    </style:style>
    <style:style style:name="MT2" style:family="text">
      <style:text-properties style:font-name="Calibri Light" fo:font-size="9pt" style:font-size-asian="9pt" style:font-name-complex="Calibri Light1" style:font-size-complex="9pt"/>
    </style:style>
    <style:style style:name="MT3" style:family="text">
      <style:text-properties style:font-name="Calibri Light" fo:font-size="11pt" style:font-size-asian="11pt" style:font-name-complex="Calibri Light1" style:font-size-complex="11pt"/>
    </style:style>
    <style:style style:name="MT4" style:family="text">
      <style:text-properties fo:font-size="48pt" fo:font-style="italic" fo:font-weight="bold" style:font-size-asian="48pt" style:font-style-asian="italic" style:font-weight-asian="bold" style:font-size-complex="48pt" style:font-style-complex="italic" style:font-weight-complex="bold"/>
    </style:style>
    <style:style style:name="Mgr1" style:family="graphic" style:parent-style-name="Frame">
      <style:graphic-properties draw:stroke="none" svg:stroke-width="0.0071in" draw:fill="solid" draw:fill-color="#ffffff" loext:fill-theme-color="lt1" draw:textarea-vertical-align="top" draw:auto-grow-height="false" fo:min-height="1.2016in" fo:min-width="2.1984in" fo:padding-top="0.05in" fo:padding-bottom="0.05in" fo:padding-left="0.1in" fo:padding-right="0.1in" fo:wrap-option="wrap" fo:margin-left="0in" fo:margin-right="0.0047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char" draw:z-index="0" draw:name="Text Box 1" draw:style-name="Mgr1" draw:text-style-name="MP3" svg:width="2.398in" svg:height="1.3012in" svg:x="5.0811in" svg:y="-0.2811in"><text:p text:style-name="MP2"><text:span text:style-name="MT1">135 Battle Creek Place</text:span><text:span text:style-name="MT1"/></text:p><text:p text:style-name="MP2"><text:span text:style-name="MT1">Saint Paul, MN 55119</text:span><text:span text:style-name="MT1"/></text:p><text:p text:style-name="MP2"><text:span text:style-name="MT2">(952) 215-7255</text:span><text:span text:style-name="MT3"/></text:p><text:p text:style-name="MP2"><text:span text:style-name="MT2">kim.thompson.dev@proton.me</text:span><text:span text:style-name="MT3"/></text:p><text:p text:style-name="MP2"><text:span text:style-name="MT2">kimthompson.me</text:span><text:span text:style-name="MT2"/></text:p><text:p text:style-name="MP2"><text:span text:style-name="MT2">github.com/kimthompson</text:span><text:span text:style-name="MT3"/></text:p><text:p text:style-name="MP2"><text:span text:style-name="MT2">linkedin.com/in/kimberlyannthompson</text:span><text:span text:style-name="MT3"/></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4">Kim Thompson</text:span></text:p>
        <text:p text:style-name="MP4"/>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pson, Kim (MSP)</meta:initial-creator>
    <meta:editing-cycles>13</meta:editing-cycles>
    <meta:creation-date>2023-05-02T23:48:00</meta:creation-date>
    <dc:date>2023-05-09T16:49:31.962332894</dc:date>
    <meta:editing-duration>PT1H2M16S</meta:editing-duration>
    <meta:generator>LibreOffice/7.5.3.2$MacOSX_AARCH64 LibreOffice_project/9f56dff12ba03b9acd7730a5a481eea045e468f3</meta:generator>
    <meta:document-statistic meta:table-count="0" meta:image-count="0" meta:object-count="0" meta:page-count="1" meta:paragraph-count="38" meta:word-count="573" meta:character-count="3853" meta:non-whitespace-character-count="3296"/>
    <meta:user-defined meta:name="AppVersion">16.0000</meta:user-defined>
    <meta:template xlink:type="simple" xlink:actuate="onRequest" xlink:title="Normal.dotm" xlink:href=""/>
  </office:meta>
</office:document-meta>
</file>